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numGothic1" svg:font-family="NanumGothic, NanumGothic, dotum, Helvetica, sans-serif, AppleGothic"/>
    <style:font-face style:name="NanumGothic" svg:font-family="NanumGothic, NanumGothic, dotum, sans-serif"/>
    <style:font-face style:name="monospace" svg:font-family="monospace, serif"/>
    <style:font-face style:name="typonine sans medium" svg:font-family="'typonine sans medium'"/>
    <style:font-face style:name="Noto Sans CJK KR1" svg:font-family="'Noto Sans CJK KR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KR" svg:font-family="'Noto Serif CJK KR'" style:font-family-generic="roman" style:font-pitch="variable"/>
    <style:font-face style:name="Noto Serif Sinhala" svg:font-family="'Noto Serif Sinhala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95a5a6" style:font-name="monospace" fo:font-size="10.5pt" fo:letter-spacing="normal" fo:font-style="normal" fo:font-weight="normal" officeooo:rsid="0009fd0b" officeooo:paragraph-rsid="0009fd0b" loext:padding="0cm" loext:border="none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95a5a6" style:font-name="monospace" fo:font-size="10.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434f54" style:font-name="monospace" fo:font-size="10.5pt" fo:letter-spacing="normal" fo:font-style="normal" fo:font-weight="normal" loext:padding="0cm" loext:border="none"/>
    </style:style>
    <style:style style:name="P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444444" style:font-name="monospace" fo:font-size="10.5pt" fo:letter-spacing="normal" fo:font-style="normal" fo:font-weight="normal" loext:padding="0cm" loext:border="none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444444" style:font-name="monospace" fo:font-size="10.5pt" fo:letter-spacing="normal" fo:font-style="normal" fo:font-weight="normal" officeooo:paragraph-rsid="000aa2a6" loext:padding="0cm" loext:border="none"/>
    </style:style>
    <style:style style:name="P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444444" style:font-name="monospace" fo:font-size="10.5pt" fo:letter-spacing="normal" fo:font-style="normal" fo:font-weight="normal" officeooo:rsid="000aa2a6" officeooo:paragraph-rsid="000aa2a6" loext:padding="0cm" loext:border="none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444444" fo:letter-spacing="normal" loext:padding="0cm" loext:border="none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officeooo:paragraph-rsid="000aa2a6"/>
    </style:style>
    <style:style style:name="P1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  <style:text-properties style:font-name="Noto Serif" fo:font-size="12pt" officeooo:paragraph-rsid="000aa2a6" style:font-size-asian="12pt" style:font-size-complex="12pt"/>
    </style:style>
    <style:style style:name="P11" style:family="paragraph" style:parent-style-name="Standard">
      <style:text-properties officeooo:rsid="0009fd0b" officeooo:paragraph-rsid="0009fd0b"/>
    </style:style>
    <style:style style:name="P12" style:family="paragraph" style:parent-style-name="Standard">
      <style:text-properties style:font-name="Noto Serif" officeooo:paragraph-rsid="0009fd0b"/>
    </style:style>
    <style:style style:name="P13" style:family="paragraph" style:parent-style-name="Standard">
      <style:text-properties style:font-name="Noto Serif" officeooo:rsid="0009fd0b" officeooo:paragraph-rsid="0009fd0b"/>
    </style:style>
    <style:style style:name="P14" style:family="paragraph" style:parent-style-name="Text_20_body">
      <style:text-properties style:font-name="Noto Serif" officeooo:rsid="0009fd0b" officeooo:paragraph-rsid="0009fd0b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background-color="#ffffff" fo:padding="0cm" fo:border="none"/>
      <style:text-properties style:font-name="Noto Serif" officeooo:rsid="0009fd0b" officeooo:paragraph-rsid="0009fd0b"/>
    </style:style>
    <style:style style:name="P1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background-color="#ffffff" fo:padding="0cm" fo:border="none"/>
      <style:text-properties style:font-name="Noto Serif" fo:font-size="12pt" officeooo:rsid="0009fd0b" officeooo:paragraph-rsid="0009fd0b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.265cm" loext:contextual-spacing="false" fo:orphans="2" fo:widows="2" fo:padding="0cm" fo:border="none"/>
      <style:text-properties fo:font-variant="normal" fo:text-transform="none" fo:color="#333333" style:font-name="NanumGothic" fo:font-size="10.5pt" fo:letter-spacing="normal" fo:font-style="normal" fo:font-weight="normal" officeooo:paragraph-rsid="0009fd0b"/>
    </style:style>
    <style:style style:name="T1" style:family="text">
      <style:text-properties officeooo:rsid="0009fd0b"/>
    </style:style>
    <style:style style:name="T2" style:family="text">
      <style:text-properties fo:font-variant="normal" fo:text-transform="none" fo:color="#333333" style:font-name="NanumGothic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NanumGothic" fo:font-size="10.5pt" fo:letter-spacing="normal" fo:font-style="normal" fo:font-weight="normal" officeooo:rsid="000aa2a6"/>
    </style:style>
    <style:style style:name="T4" style:family="text">
      <style:text-properties fo:font-variant="normal" fo:text-transform="none" fo:color="#333333" style:font-name="NanumGothic" fo:font-size="10.5pt" fo:letter-spacing="normal" fo:font-style="normal" fo:font-weight="normal" officeooo:rsid="0009fd0b"/>
    </style:style>
    <style:style style:name="T5" style:family="text">
      <style:text-properties fo:font-variant="normal" fo:text-transform="none" fo:color="#333333" fo:font-size="10.5pt" fo:letter-spacing="normal" fo:font-style="normal" fo:font-weight="normal"/>
    </style:style>
    <style:style style:name="T6" style:family="text">
      <style:text-properties fo:font-variant="normal" fo:text-transform="none" fo:color="#333333" fo:font-size="10.5pt" fo:letter-spacing="normal" fo:font-style="normal" fo:font-weight="normal" officeooo:rsid="0009fd0b"/>
    </style:style>
    <style:style style:name="T7" style:family="text">
      <style:text-properties fo:font-variant="normal" fo:text-transform="none" fo:color="#333333" fo:font-size="10.5pt" fo:letter-spacing="normal" fo:font-style="normal" fo:font-weight="normal" officeooo:rsid="000aa2a6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333333" fo:letter-spacing="normal" fo:font-style="normal" fo:font-weight="normal" officeooo:rsid="0009fd0b"/>
    </style:style>
    <style:style style:name="T10" style:family="text">
      <style:text-properties fo:font-variant="normal" fo:text-transform="none" fo:color="#333333" fo:letter-spacing="normal" fo:font-style="normal" fo:font-weight="normal" officeooo:rsid="000aa2a6"/>
    </style:style>
    <style:style style:name="T11" style:family="text">
      <style:text-properties fo:font-variant="normal" fo:text-transform="none" fo:color="#444444" style:font-name="monospace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style:font-name="monospace" fo:font-size="10.5pt" fo:letter-spacing="normal" fo:font-style="normal" fo:font-weight="normal" officeooo:rsid="0009fd0b" loext:padding="0cm" loext:border="none"/>
    </style:style>
    <style:style style:name="T13" style:family="text">
      <style:text-properties fo:color="#728e00"/>
    </style:style>
    <style:style style:name="T14" style:family="text">
      <style:text-properties fo:color="#728e00" style:font-name="monospace" fo:font-size="10.5pt" fo:font-style="normal" fo:font-weight="normal"/>
    </style:style>
    <style:style style:name="T15" style:family="text">
      <style:text-properties fo:color="#434f54"/>
    </style:style>
    <style:style style:name="T16" style:family="text">
      <style:text-properties fo:color="#434f54" style:font-name="monospace" fo:font-size="10.5pt" fo:font-style="normal" fo:font-weight="normal"/>
    </style:style>
    <style:style style:name="T17" style:family="text">
      <style:text-properties style:font-name="monospace" fo:font-size="10.5pt" fo:font-style="normal" fo:font-weight="normal"/>
    </style:style>
    <style:style style:name="T18" style:family="text">
      <style:text-properties fo:color="#95a5a6"/>
    </style:style>
    <style:style style:name="T19" style:family="text">
      <style:text-properties fo:color="#95a5a6" style:font-name="monospace" fo:font-size="10.5pt" fo:font-style="normal" fo:font-weight="normal"/>
    </style:style>
    <style:style style:name="T20" style:family="text">
      <style:text-properties fo:color="#95a5a6" officeooo:rsid="000aa2a6"/>
    </style:style>
    <style:style style:name="T21" style:family="text">
      <style:text-properties fo:color="#d35400"/>
    </style:style>
    <style:style style:name="T22" style:family="text">
      <style:text-properties fo:color="#d35400" style:font-name="monospace" fo:font-size="10.5pt" fo:font-style="normal" fo:font-weight="normal"/>
    </style:style>
    <style:style style:name="T23" style:family="text">
      <style:text-properties officeooo:rsid="000aa2a6"/>
    </style:style>
    <style:style style:name="T24" style:family="text">
      <style:text-properties style:font-name="Noto Serif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Project Title : Programming 8x8 LED Matrix </text:span></text:p>
      <text:p text:style-name="P13"/>
      <text:p text:style-name="P11"><text:span text:style-name="T24">Project Link : </text:span><text:a xlink:type="simple" xlink:href="https://create.arduino.cc/projecthub/SAnwandter1/programming-8x8-led-matrix-23475a?ref=platform&amp;ref_id=424_popular_part_beginner_&amp;offset=7" text:style-name="Internet_20_link" text:visited-style-name="Visited_20_Internet_20_Link"><text:span text:style-name="T24">https://create.arduino.cc/projecthub/SAnwandter1/programming-8x8-led-matrix-23475a?ref=platform&amp;ref_id=424_popular_part_beginner_&amp;offset=7</text:span></text:a></text:p>
      <text:p text:style-name="P13"/>
      <text:p text:style-name="P14">Hardwares </text:p>
      <text:p text:style-name="P14">- Jumper wires (generic) x 16</text:p>
      <text:p text:style-name="P14">- Breadboard (generic) x 2</text:p>
      <text:p text:style-name="P14">- Arduino UNO x 1</text:p>
      <text:p text:style-name="P14">- Adafruit 8x8 LED Matrix x 1</text:p>
      <text:p text:style-name="P14">- Adafruit USB Cable – Standard A-B for ARDUINO x 1</text:p>
      <text:p text:style-name="P14">Softwares</text:p>
      <text:p text:style-name="P14">- Code </text:p>
      <text:p text:style-name="P1"><text:bookmark text:name="line-1"/>//update from SAnwandter</text:p>
      <text:p text:style-name="P8"><text:bookmark text:name="line-2"/></text:p>
      <text:p text:style-name="P3"><text:bookmark text:name="line-3"/>#define ROW_1 2</text:p>
      <text:p text:style-name="P3"><text:bookmark text:name="line-4"/>#define ROW_2 3</text:p>
      <text:p text:style-name="P3"><text:bookmark text:name="line-5"/>#define ROW_3 4</text:p>
      <text:p text:style-name="P3"><text:bookmark text:name="line-6"/>#define ROW_4 5</text:p>
      <text:p text:style-name="P3"><text:bookmark text:name="line-7"/>#define ROW_5 6</text:p>
      <text:p text:style-name="P3"><text:bookmark text:name="line-8"/>#define ROW_6 7</text:p>
      <text:p text:style-name="P3"><text:bookmark text:name="line-9"/>#define ROW_7 8</text:p>
      <text:p text:style-name="P3"><text:bookmark text:name="line-10"/>#define ROW_8 9</text:p>
      <text:p text:style-name="P8"><text:bookmark text:name="line-11"/></text:p>
      <text:p text:style-name="P3"><text:bookmark text:name="line-12"/>#define COL_1 10</text:p>
      <text:p text:style-name="P3"><text:bookmark text:name="line-13"/>#define COL_2 11</text:p>
      <text:p text:style-name="P3"><text:bookmark text:name="line-14"/>#define COL_3 12</text:p>
      <text:p text:style-name="P3"><text:bookmark text:name="line-15"/>#define COL_4 13</text:p>
      <text:p text:style-name="P3"><text:bookmark text:name="line-16"/>#define COL_5 A0</text:p>
      <text:p text:style-name="P3"><text:bookmark text:name="line-17"/>#define COL_6 A1</text:p>
      <text:p text:style-name="P3"><text:bookmark text:name="line-18"/>#define COL_7 A2</text:p>
      <text:p text:style-name="P3"><text:bookmark text:name="line-19"/>#define COL_8 A3</text:p>
      <text:p text:style-name="P8"><text:bookmark text:name="line-20"/></text:p>
      <text:p text:style-name="P4"><text:bookmark text:name="line-21"/><text:span text:style-name="T13">const</text:span> <text:span text:style-name="T13">byte</text:span> <text:span text:style-name="T15">rows</text:span>[] <text:span text:style-name="T15">=</text:span> {</text:p>
      <text:p text:style-name="P7"><text:bookmark text:name="line-22"/><text:s text:c="4"/><text:span text:style-name="T16">ROW_1</text:span><text:span text:style-name="T17">, </text:span><text:span text:style-name="T16">ROW_2</text:span><text:span text:style-name="T17">, </text:span><text:span text:style-name="T16">ROW_3</text:span><text:span text:style-name="T17">, </text:span><text:span text:style-name="T16">ROW_4</text:span><text:span text:style-name="T17">, </text:span><text:span text:style-name="T16">ROW_5</text:span><text:span text:style-name="T17">, </text:span><text:span text:style-name="T16">ROW_6</text:span><text:span text:style-name="T17">, </text:span><text:span text:style-name="T16">ROW_7</text:span><text:span text:style-name="T17">, </text:span><text:span text:style-name="T16">ROW_8</text:span></text:p>
      <text:p text:style-name="P4"><text:bookmark text:name="line-23"/>};</text:p>
      <text:p text:style-name="P4"><text:bookmark text:name="line-24"/><text:span text:style-name="T13">const</text:span> <text:span text:style-name="T13">byte</text:span> <text:span text:style-name="T15">col</text:span>[] <text:span text:style-name="T15">=</text:span> {</text:p>
      <text:p text:style-name="P7"><text:bookmark text:name="line-25"/><text:s text:c="2"/><text:span text:style-name="T16">COL_1</text:span><text:span text:style-name="T17">,</text:span><text:span text:style-name="T16">COL_2</text:span><text:span text:style-name="T17">, </text:span><text:span text:style-name="T16">COL_3</text:span><text:span text:style-name="T17">, </text:span><text:span text:style-name="T16">COL_4</text:span><text:span text:style-name="T17">, </text:span><text:span text:style-name="T16">COL_5</text:span><text:span text:style-name="T17">, </text:span><text:span text:style-name="T16">COL_6</text:span><text:span text:style-name="T17">, </text:span><text:span text:style-name="T16">COL_7</text:span><text:span text:style-name="T17">, </text:span><text:span text:style-name="T16">COL_8</text:span></text:p>
      <text:p text:style-name="P4"><text:bookmark text:name="line-26"/>};</text:p>
      <text:p text:style-name="P8"><text:bookmark text:name="line-27"/></text:p>
      <text:p text:style-name="P2"><text:bookmark text:name="line-28"/>// The display buffer</text:p>
      <text:p text:style-name="P2"><text:bookmark text:name="line-29"/>// It's prefilled with a smiling face (1 = ON, 0 = OFF)</text:p>
      <text:p text:style-name="P4"><text:bookmark text:name="line-30"/><text:soft-page-break/><text:span text:style-name="T13">byte</text:span> <text:span text:style-name="T15">ALL</text:span>[] <text:span text:style-name="T15">=</text:span> {<text:span text:style-name="T15">B11111111</text:span>,<text:span text:style-name="T15">B11111111</text:span>,<text:span text:style-name="T15">B11111111</text:span>,<text:span text:style-name="T15">B11111111</text:span>,<text:span text:style-name="T15">B11111111</text:span>,<text:span text:style-name="T15">B11111111</text:span>,<text:span text:style-name="T15">B11111111</text:span>,<text:span text:style-name="T15">B11111111</text:span>};</text:p>
      <text:p text:style-name="P4"><text:bookmark text:name="line-31"/><text:span text:style-name="T13">byte</text:span> <text:span text:style-name="T15">EX</text:span>[] <text:span text:style-name="T15">=</text:span> {<text:span text:style-name="T15">B00000000</text:span>,<text:span text:style-name="T15">B00010000</text:span>,<text:span text:style-name="T15">B00010000</text:span>,<text:span text:style-name="T15">B00010000</text:span>,<text:span text:style-name="T15">B00010000</text:span>,<text:span text:style-name="T15">B00000000</text:span>,<text:span text:style-name="T15">B00010000</text:span>,<text:span text:style-name="T15">B00000000</text:span>};</text:p>
      <text:p text:style-name="P4"><text:bookmark text:name="line-32"/><text:span text:style-name="T13">byte</text:span> <text:span text:style-name="T15">A</text:span>[] <text:span text:style-name="T15">=</text:span> { <text:s/><text:span text:style-name="T15">B00000000</text:span>,<text:span text:style-name="T15">B00111100</text:span>,<text:span text:style-name="T15">B01100110</text:span>,<text:span text:style-name="T15">B01100110</text:span>,<text:span text:style-name="T15">B01111110</text:span>,<text:span text:style-name="T15">B01100110</text:span>,<text:span text:style-name="T15">B01100110</text:span>,<text:span text:style-name="T15">B01100110</text:span>};</text:p>
      <text:p text:style-name="P4"><text:bookmark text:name="line-33"/><text:span text:style-name="T13">byte</text:span> <text:span text:style-name="T15">B</text:span>[] <text:span text:style-name="T15">=</text:span> {<text:span text:style-name="T15">B01111000</text:span>,<text:span text:style-name="T15">B01001000</text:span>,<text:span text:style-name="T15">B01001000</text:span>,<text:span text:style-name="T15">B01110000</text:span>,<text:span text:style-name="T15">B01001000</text:span>,<text:span text:style-name="T15">B01000100</text:span>,<text:span text:style-name="T15">B01000100</text:span>,<text:span text:style-name="T15">B01111100</text:span>};</text:p>
      <text:p text:style-name="P4"><text:bookmark text:name="line-34"/><text:span text:style-name="T13">byte</text:span> <text:span text:style-name="T15">C</text:span>[] <text:span text:style-name="T15">=</text:span> {<text:span text:style-name="T15">B00000000</text:span>,<text:span text:style-name="T15">B00011110</text:span>,<text:span text:style-name="T15">B00100000</text:span>,<text:span text:style-name="T15">B01000000</text:span>,<text:span text:style-name="T15">B01000000</text:span>,<text:span text:style-name="T15">B01000000</text:span>,<text:span text:style-name="T15">B00100000</text:span>,<text:span text:style-name="T15">B00011110</text:span>};</text:p>
      <text:p text:style-name="P4"><text:bookmark text:name="line-35"/><text:span text:style-name="T13">byte</text:span> <text:span text:style-name="T15">D</text:span>[] <text:span text:style-name="T15">=</text:span> {<text:span text:style-name="T15">B00000000</text:span>,<text:span text:style-name="T15">B00111000</text:span>,<text:span text:style-name="T15">B00100100</text:span>,<text:span text:style-name="T15">B00100010</text:span>,<text:span text:style-name="T15">B00100010</text:span>,<text:span text:style-name="T15">B00100100</text:span>,<text:span text:style-name="T15">B00111000</text:span>,<text:span text:style-name="T15">B00000000</text:span>};</text:p>
      <text:p text:style-name="P4"/>
      <text:p text:style-name="P5"><text:span text:style-name="T18">// </text:span><text:span text:style-name="T20">E, F, G … Z </text:span></text:p>
      <text:p text:style-name="P6">}</text:p>
      <text:p text:style-name="P8"><text:bookmark text:name="line-58"/></text:p>
      <text:p text:style-name="P4"><text:bookmark text:name="line-59"/><text:span text:style-name="T13">float</text:span> <text:span text:style-name="T15">timeCount</text:span> <text:span text:style-name="T15">=</text:span> <text:span text:style-name="T15">0</text:span>;</text:p>
      <text:p text:style-name="P8"><text:bookmark text:name="line-60"/></text:p>
      <text:p text:style-name="P4"><text:bookmark text:name="line-61"/><text:span text:style-name="T13">void</text:span> <text:span text:style-name="T15">setup</text:span>() </text:p>
      <text:p text:style-name="P4"><text:bookmark text:name="line-62"/>{</text:p>
      <text:p text:style-name="P7"><text:bookmark text:name="line-63"/><text:s text:c="4"/><text:span text:style-name="T19">// Open serial port</text:span></text:p>
      <text:p text:style-name="P7"><text:bookmark text:name="line-64"/><text:s text:c="4"/><text:span text:style-name="T22">Serial</text:span><text:span text:style-name="T17">.</text:span><text:span text:style-name="T22">begin</text:span><text:span text:style-name="T17">(</text:span><text:span text:style-name="T16">9600</text:span><text:span text:style-name="T17">);</text:span></text:p>
      <text:p text:style-name="P7"><text:bookmark text:name="line-65"/><text:s text:c="4"/></text:p>
      <text:p text:style-name="P7"><text:bookmark text:name="line-66"/><text:s text:c="4"/><text:span text:style-name="T19">// Set all used pins to OUTPUT</text:span></text:p>
      <text:p text:style-name="P7"><text:bookmark text:name="line-67"/><text:s text:c="4"/><text:span text:style-name="T19">// This is very important! If the pins are set to input</text:span></text:p>
      <text:p text:style-name="P7"><text:bookmark text:name="line-68"/><text:s text:c="4"/><text:span text:style-name="T19">// the display will be very dim.</text:span></text:p>
      <text:p text:style-name="P7"><text:bookmark text:name="line-69"/><text:s text:c="4"/><text:span text:style-name="T14">for</text:span><text:span text:style-name="T17"> (</text:span><text:span text:style-name="T14">byte</text:span><text:span text:style-name="T17"> </text:span><text:span text:style-name="T16">i</text:span><text:span text:style-name="T17"> </text:span><text:span text:style-name="T16">=</text:span><text:span text:style-name="T17"> </text:span><text:span text:style-name="T16">2</text:span><text:span text:style-name="T17">; </text:span><text:span text:style-name="T16">i</text:span><text:span text:style-name="T17"> </text:span><text:span text:style-name="T16">&lt;=</text:span><text:span text:style-name="T17"> </text:span><text:span text:style-name="T16">13</text:span><text:span text:style-name="T17">; </text:span><text:span text:style-name="T16">i++</text:span><text:span text:style-name="T17">)</text:span></text:p>
      <text:p text:style-name="P7"><text:bookmark text:name="line-70"/><text:s text:c="4"/><text:tab/><text:span text:style-name="T22">pinMode</text:span><text:span text:style-name="T17">(</text:span><text:span text:style-name="T16">i</text:span><text:span text:style-name="T17">, </text:span><text:span text:style-name="T14">OUTPUT</text:span><text:span text:style-name="T17">);</text:span></text:p>
      <text:p text:style-name="P7"><text:span text:style-name="T17"/></text:p>
      <text:p text:style-name="P7"><text:bookmark text:name="line-71"/><text:s text:c="4"/><text:span text:style-name="T22">pinMode</text:span><text:span text:style-name="T17">(</text:span><text:span text:style-name="T16">A0</text:span><text:span text:style-name="T17">, </text:span><text:span text:style-name="T14">OUTPUT</text:span><text:span text:style-name="T17">);</text:span></text:p>
      <text:p text:style-name="P7"><text:bookmark text:name="line-72"/><text:s text:c="4"/><text:span text:style-name="T22">pinMode</text:span><text:span text:style-name="T17">(</text:span><text:span text:style-name="T16">A1</text:span><text:span text:style-name="T17">, </text:span><text:span text:style-name="T14">OUTPUT</text:span><text:span text:style-name="T17">);</text:span></text:p>
      <text:p text:style-name="P7"><text:bookmark text:name="line-73"/><text:s text:c="4"/><text:span text:style-name="T22">pinMode</text:span><text:span text:style-name="T17">(</text:span><text:span text:style-name="T16">A2</text:span><text:span text:style-name="T17">, </text:span><text:span text:style-name="T14">OUTPUT</text:span><text:span text:style-name="T17">);</text:span></text:p>
      <text:p text:style-name="P7"><text:bookmark text:name="line-74"/><text:s text:c="4"/><text:span text:style-name="T22">pinMode</text:span><text:span text:style-name="T17">(</text:span><text:span text:style-name="T16">A3</text:span><text:span text:style-name="T17">, </text:span><text:span text:style-name="T14">OUTPUT</text:span><text:span text:style-name="T17">);</text:span></text:p>
      <text:p text:style-name="P4"><text:bookmark text:name="line-75"/>}</text:p>
      <text:p text:style-name="P8"><text:bookmark text:name="line-76"/></text:p>
      <text:p text:style-name="P4"><text:bookmark text:name="line-77"/><text:span text:style-name="T13">void</text:span> <text:span text:style-name="T15">loop</text:span>() {</text:p>
      <text:p text:style-name="P7"><text:bookmark text:name="line-78"/><text:s text:c="2"/><text:span text:style-name="T19">// This could be rewritten to not use a delay, which would make it appear brighter</text:span></text:p>
      <text:p text:style-name="P4"><text:bookmark text:name="line-79"/><text:span text:style-name="T21">delay</text:span>(<text:span text:style-name="T15">5</text:span>);</text:p>
      <text:p text:style-name="P4"><text:bookmark text:name="line-80"/><text:span text:style-name="T15">timeCount</text:span> <text:span text:style-name="T15">+=</text:span> <text:span text:style-name="T15">1</text:span>;</text:p>
      <text:p text:style-name="P8"><text:bookmark text:name="line-81"/></text:p>
      <text:p text:style-name="P4"><text:bookmark text:name="line-82"/><text:span text:style-name="T13">if</text:span>(<text:span text:style-name="T15">timeCount</text:span> <text:span text:style-name="T15">&lt;</text:span> <text:s/><text:span text:style-name="T15">20</text:span>) </text:p>
      <text:p text:style-name="P4"><text:bookmark text:name="line-83"/>{</text:p>
      <text:p text:style-name="P4"><text:bookmark text:name="line-84"/><text:span text:style-name="T15">drawScreen</text:span>(<text:span text:style-name="T15">A</text:span>);</text:p>
      <text:p text:style-name="P4"><text:bookmark text:name="line-85"/>} </text:p>
      <text:p text:style-name="P4"><text:bookmark text:name="line-86"/><text:span text:style-name="T13">else</text:span> <text:span text:style-name="T13">if</text:span> (<text:span text:style-name="T15">timeCount</text:span> <text:span text:style-name="T15">&lt;</text:span> <text:s/><text:span text:style-name="T15">40</text:span>) </text:p>
      <text:p text:style-name="P4"><text:bookmark text:name="line-87"/>{</text:p>
      <text:p text:style-name="P4"><text:bookmark text:name="line-88"/><text:span text:style-name="T15">drawScreen</text:span>(<text:span text:style-name="T15">R</text:span>);</text:p>
      <text:p text:style-name="P4"><text:bookmark text:name="line-89"/><text:soft-page-break/>} </text:p>
      <text:p text:style-name="P4"><text:bookmark text:name="line-90"/><text:span text:style-name="T13">else</text:span> <text:span text:style-name="T13">if</text:span> (<text:span text:style-name="T15">timeCount</text:span> <text:span text:style-name="T15">&lt;</text:span> <text:s/><text:span text:style-name="T15">60</text:span>) </text:p>
      <text:p text:style-name="P4"><text:bookmark text:name="line-91"/>{</text:p>
      <text:p text:style-name="P4"><text:bookmark text:name="line-92"/><text:span text:style-name="T15">drawScreen</text:span>(<text:span text:style-name="T15">D</text:span>);</text:p>
      <text:p text:style-name="P4"><text:bookmark text:name="line-93"/>} </text:p>
      <text:p text:style-name="P4"><text:bookmark text:name="line-94"/><text:span text:style-name="T13">else</text:span> <text:span text:style-name="T13">if</text:span> (<text:span text:style-name="T15">timeCount</text:span> <text:span text:style-name="T15">&lt;</text:span> <text:s/><text:span text:style-name="T15">80</text:span>) </text:p>
      <text:p text:style-name="P4"><text:bookmark text:name="line-95"/>{</text:p>
      <text:p text:style-name="P4"><text:bookmark text:name="line-96"/><text:span text:style-name="T15">drawScreen</text:span>(<text:span text:style-name="T15">U</text:span>);</text:p>
      <text:p text:style-name="P4"><text:bookmark text:name="line-97"/>} </text:p>
      <text:p text:style-name="P4"><text:bookmark text:name="line-98"/><text:span text:style-name="T13">else</text:span> <text:span text:style-name="T13">if</text:span> (<text:span text:style-name="T15">timeCount</text:span> <text:span text:style-name="T15">&lt;</text:span> <text:s/><text:span text:style-name="T15">100</text:span>) </text:p>
      <text:p text:style-name="P4"><text:bookmark text:name="line-99"/>{</text:p>
      <text:p text:style-name="P4"><text:bookmark text:name="line-100"/><text:span text:style-name="T15">drawScreen</text:span>(<text:span text:style-name="T15">I</text:span>);</text:p>
      <text:p text:style-name="P4"><text:bookmark text:name="line-101"/>} </text:p>
      <text:p text:style-name="P4"><text:bookmark text:name="line-102"/><text:span text:style-name="T13">else</text:span> <text:span text:style-name="T13">if</text:span> (<text:span text:style-name="T15">timeCount</text:span> <text:span text:style-name="T15">&lt;</text:span> <text:s/><text:span text:style-name="T15">120</text:span>) </text:p>
      <text:p text:style-name="P4"><text:bookmark text:name="line-103"/>{</text:p>
      <text:p text:style-name="P4"><text:bookmark text:name="line-104"/><text:span text:style-name="T15">drawScreen</text:span>(<text:span text:style-name="T15">N</text:span>);</text:p>
      <text:p text:style-name="P4"><text:bookmark text:name="line-105"/>} </text:p>
      <text:p text:style-name="P4"><text:bookmark text:name="line-106"/><text:span text:style-name="T13">else</text:span> <text:span text:style-name="T13">if</text:span> (<text:span text:style-name="T15">timeCount</text:span> <text:span text:style-name="T15">&lt;</text:span> <text:s/><text:span text:style-name="T15">140</text:span>) {</text:p>
      <text:p text:style-name="P7"><text:bookmark text:name="line-107"/><text:s text:c="2"/><text:span text:style-name="T16">drawScreen</text:span><text:span text:style-name="T17">(</text:span><text:span text:style-name="T16">O</text:span><text:span text:style-name="T17">);</text:span></text:p>
      <text:p text:style-name="P4"><text:bookmark text:name="line-108"/>} </text:p>
      <text:p text:style-name="P4"><text:bookmark text:name="line-109"/><text:span text:style-name="T13">else</text:span> <text:span text:style-name="T13">if</text:span> (<text:span text:style-name="T15">timeCount</text:span> <text:span text:style-name="T15">&lt;</text:span> <text:s/><text:span text:style-name="T15">160</text:span>) </text:p>
      <text:p text:style-name="P4"><text:bookmark text:name="line-110"/>{</text:p>
      <text:p text:style-name="P4"><text:bookmark text:name="line-111"/><text:span text:style-name="T15">drawScreen</text:span>(<text:span text:style-name="T15">ALL</text:span>);</text:p>
      <text:p text:style-name="P4"><text:bookmark text:name="line-112"/>} </text:p>
      <text:p text:style-name="P4"><text:bookmark text:name="line-113"/><text:span text:style-name="T13">else</text:span> <text:span text:style-name="T13">if</text:span> (<text:span text:style-name="T15">timeCount</text:span> <text:span text:style-name="T15">&lt;</text:span> <text:s/><text:span text:style-name="T15">180</text:span>) </text:p>
      <text:p text:style-name="P4"><text:bookmark text:name="line-114"/>{</text:p>
      <text:p text:style-name="P4"><text:bookmark text:name="line-115"/><text:span text:style-name="T15">drawScreen</text:span>(<text:span text:style-name="T15">ALL</text:span>);</text:p>
      <text:p text:style-name="P4"><text:bookmark text:name="line-116"/>} </text:p>
      <text:p text:style-name="P4"><text:bookmark text:name="line-117"/><text:span text:style-name="T13">else</text:span> {</text:p>
      <text:p text:style-name="P2"><text:bookmark text:name="line-118"/>// back to the start</text:p>
      <text:p text:style-name="P4"><text:bookmark text:name="line-119"/><text:span text:style-name="T15">timeCount</text:span> <text:span text:style-name="T15">=</text:span> <text:span text:style-name="T15">0</text:span>;</text:p>
      <text:p text:style-name="P4"><text:bookmark text:name="line-120"/>}</text:p>
      <text:p text:style-name="P4"><text:bookmark text:name="line-121"/>}</text:p>
      <text:p text:style-name="P4"/>
      <text:p text:style-name="P7"><text:span text:style-name="T14">void</text:span><text:span text:style-name="T17"> <text:s/></text:span><text:span text:style-name="T22">drawScreen</text:span><text:span text:style-name="T17">(</text:span><text:span text:style-name="T14">byte</text:span><text:span text:style-name="T17"> </text:span><text:span text:style-name="T16">buffer2</text:span><text:span text:style-name="T17">[])</text:span></text:p>
      <text:p text:style-name="P7"><text:bookmark text:name="line-123"/><text:s/><text:span text:style-name="T17">{ </text:span></text:p>
      <text:p text:style-name="P7"><text:bookmark text:name="line-124"/><text:s text:c="3"/><text:span text:style-name="T19">// Turn on each row in series</text:span></text:p>
      <text:p text:style-name="P7"><text:bookmark text:name="line-125"/><text:s text:c="4"/><text:span text:style-name="T14">for</text:span><text:span text:style-name="T17"> (</text:span><text:span text:style-name="T14">byte</text:span><text:span text:style-name="T17"> </text:span><text:span text:style-name="T16">i</text:span><text:span text:style-name="T17"> </text:span><text:span text:style-name="T16">=</text:span><text:span text:style-name="T17"> </text:span><text:span text:style-name="T16">0</text:span><text:span text:style-name="T17">; </text:span><text:span text:style-name="T16">i</text:span><text:span text:style-name="T17"> </text:span><text:span text:style-name="T16">&lt;</text:span><text:span text:style-name="T17"> </text:span><text:span text:style-name="T16">8</text:span><text:span text:style-name="T17">; </text:span><text:span text:style-name="T16">i++</text:span><text:span text:style-name="T17">) <text:s text:c="7"/></text:span><text:span text:style-name="T19">// count next row</text:span></text:p>
      <text:p text:style-name="P7"><text:bookmark text:name="line-126"/><text:s text:c="5"/><text:span text:style-name="T17">{</text:span></text:p>
      <text:p text:style-name="P7"><text:bookmark text:name="line-127"/><text:s text:c="8"/><text:span text:style-name="T22">digitalWrite</text:span><text:span text:style-name="T17">(</text:span><text:span text:style-name="T16">rows</text:span><text:span text:style-name="T17">[</text:span><text:span text:style-name="T16">i</text:span><text:span text:style-name="T17">], </text:span><text:span text:style-name="T14">HIGH</text:span><text:span text:style-name="T17">); <text:s text:c="3"/></text:span><text:span text:style-name="T19">//initiate whole row</text:span></text:p>
      <text:p text:style-name="P7"><text:bookmark text:name="line-128"/><text:s text:c="8"/><text:span text:style-name="T14">for</text:span><text:span text:style-name="T17"> (</text:span><text:span text:style-name="T14">byte</text:span><text:span text:style-name="T17"> </text:span><text:span text:style-name="T16">a</text:span><text:span text:style-name="T17"> </text:span><text:span text:style-name="T16">=</text:span><text:span text:style-name="T17"> </text:span><text:span text:style-name="T16">0</text:span><text:span text:style-name="T17">; </text:span><text:span text:style-name="T16">a</text:span><text:span text:style-name="T17"> </text:span><text:span text:style-name="T16">&lt;</text:span><text:span text:style-name="T17"> </text:span><text:span text:style-name="T16">8</text:span><text:span text:style-name="T17">; </text:span><text:span text:style-name="T16">a++</text:span><text:span text:style-name="T17">) <text:s text:c="3"/></text:span><text:span text:style-name="T19">// count next row</text:span></text:p>
      <text:p text:style-name="P7"><text:bookmark text:name="line-129"/><text:s text:c="8"/><text:span text:style-name="T17">{</text:span></text:p>
      <text:p text:style-name="P7"><text:bookmark text:name="line-130"/><text:s text:c="10"/><text:span text:style-name="T19">// if You set (~buffer2[i] &gt;&gt; a) then You will have positive</text:span></text:p>
      <text:p text:style-name="P7"><text:bookmark text:name="line-131"/><text:s text:c="10"/><text:span text:style-name="T22">digitalWrite</text:span><text:span text:style-name="T17">(</text:span><text:span text:style-name="T16">col</text:span><text:span text:style-name="T17">[</text:span><text:span text:style-name="T16">a</text:span><text:span text:style-name="T17">], (</text:span><text:span text:style-name="T16">buffer2</text:span><text:span text:style-name="T17">[</text:span><text:span text:style-name="T16">i</text:span><text:span text:style-name="T17">] </text:span><text:span text:style-name="T16">&gt;&gt;</text:span><text:span text:style-name="T17"> </text:span><text:span text:style-name="T16">a</text:span><text:span text:style-name="T17">) </text:span><text:span text:style-name="T16">&amp;</text:span><text:span text:style-name="T17"> </text:span><text:span text:style-name="T16">0x01</text:span><text:span text:style-name="T17">); </text:span><text:span text:style-name="T19">// initiate whole column</text:span></text:p>
      <text:p text:style-name="P7"><text:bookmark text:name="line-132"/><text:s text:c="10"/></text:p>
      <text:p text:style-name="P7"><text:bookmark text:name="line-133"/><text:s text:c="10"/><text:span text:style-name="T22">delayMicroseconds</text:span><text:span text:style-name="T17">(</text:span><text:span text:style-name="T16">100</text:span><text:span text:style-name="T17">); <text:s text:c="6"/></text:span></text:p>
      <text:p text:style-name="P7"><text:bookmark text:name="line-137"/><text:s text:c="10"/></text:p>
      <text:p text:style-name="P7"><text:bookmark text:name="line-138"/><text:soft-page-break/><text:s text:c="10"/><text:span text:style-name="T22">digitalWrite</text:span><text:span text:style-name="T17">(</text:span><text:span text:style-name="T16">col</text:span><text:span text:style-name="T17">[</text:span><text:span text:style-name="T16">a</text:span><text:span text:style-name="T17">], </text:span><text:span text:style-name="T16">1</text:span><text:span text:style-name="T17">); <text:s text:c="5"/></text:span><text:span text:style-name="T19">// reset whole column</text:span></text:p>
      <text:p text:style-name="P7"><text:bookmark text:name="line-139"/><text:s text:c="8"/><text:span text:style-name="T17">}</text:span></text:p>
      <text:p text:style-name="P7"><text:bookmark text:name="line-140"/><text:s text:c="8"/><text:span text:style-name="T22">digitalWrite</text:span><text:span text:style-name="T17">(</text:span><text:span text:style-name="T16">rows</text:span><text:span text:style-name="T17">[</text:span><text:span text:style-name="T16">i</text:span><text:span text:style-name="T17">], </text:span><text:span text:style-name="T14">LOW</text:span><text:span text:style-name="T17">); <text:s text:c="4"/></text:span><text:span text:style-name="T19">// reset whole row</text:span></text:p>
      <text:p text:style-name="P7"><text:bookmark text:name="line-141"/><text:s text:c="8"/><text:span text:style-name="T19">// otherwise last row will intersect with next row</text:span></text:p>
      <text:p text:style-name="P7"><text:bookmark text:name="line-142"/><text:s text:c="4"/><text:span text:style-name="T17">}</text:span></text:p>
      <text:p text:style-name="P9"><text:bookmark text:name="line-143"/><text:span text:style-name="T11">}</text:span></text:p>
      <text:p text:style-name="P9"><text:span text:style-name="T12"/></text:p>
      <text:p text:style-name="P10"><text:span text:style-name="T9">- Why you like it, and how it may help your project</text:span></text:p>
      <text:p text:style-name="P10"><text:span text:style-name="T9"/></text:p>
      <text:p text:style-name="P16"><text:span text:style-name="T8">It’s quite easy for starters like me, since this project only uses very basic functions like digitalWrite(), </text:span><text:span text:style-name="T10">delay() etc… </text:span><text:span text:style-name="T8"><text:s/></text:span><text:span text:style-name="T10">So</text:span><text:span text:style-name="T8"> I can review </text:span><text:span text:style-name="T10">basics of Arduino codes so it can be helpful for my next <text:s/>project. </text:span></text:p>
      <text:p text:style-name="P15"><text:span text:style-name="T7"/></text:p>
      <text:p text:style-name="P15"><text:span text:style-name="T7"/></text:p>
      <text:p text:style-name="P1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numGothic1" svg:font-family="NanumGothic, NanumGothic, dotum, Helvetica, sans-serif, AppleGothic"/>
    <style:font-face style:name="NanumGothic" svg:font-family="NanumGothic, NanumGothic, dotum, sans-serif"/>
    <style:font-face style:name="monospace" svg:font-family="monospace, serif"/>
    <style:font-face style:name="typonine sans medium" svg:font-family="'typonine sans medium'"/>
    <style:font-face style:name="Noto Sans CJK KR1" svg:font-family="'Noto Sans CJK KR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KR" svg:font-family="'Noto Serif CJK KR'" style:font-family-generic="roman" style:font-pitch="variable"/>
    <style:font-face style:name="Noto Serif Sinhala" svg:font-family="'Noto Serif Sinhala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Noto Sans CJK K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Noto Sans CJK KR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Noto Sans CJK KR" style:font-family-complex="'Noto Sans CJK K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KR1" style:font-family-complex="'Noto Sans CJK K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KR1" style:font-family-complex="'Noto Sans CJK K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KR1" style:font-family-complex="'Noto Sans CJK KR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KR1" style:font-family-asian="'Noto Serif CJK KR'" style:font-family-generic-asian="system" style:font-pitch-asian="variable" style:font-size-asian="24pt" style:font-weight-asian="bold" style:font-name-complex="Noto Sans CJK KR" style:font-family-complex="'Noto Sans CJK K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5:09:41.775997997</meta:creation-date>
    <dc:date>2022-09-26T15:35:38.613544213</dc:date>
    <meta:editing-duration>PT5M16S</meta:editing-duration>
    <meta:editing-cycles>1</meta:editing-cycles>
    <meta:document-statistic meta:table-count="0" meta:image-count="0" meta:object-count="0" meta:page-count="4" meta:paragraph-count="124" meta:word-count="477" meta:character-count="3299" meta:non-whitespace-character-count="2692"/>
    <meta:generator>LibreOffice/6.4.7.2$Linux_X86_64 LibreOffice_project/40$Build-2</meta:generator>
  </office:meta>
</office:document-meta>
</file>